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RBLINS NOTES<text:line-break/>10 sets of ears</text:p>
      <text:p text:style-name="Standard"/>
      <text:p text:style-name="Standard">WINDMILL NORTH OF TOWN<text:line-break/><text:line-break/>TOWN IS west of the farm</text:p>
      <text:p text:style-name="Standard"/>
      <text:p text:style-name="Standard">IRCKY TIMBERS_ gnome cleric </text:p>
      <text:p text:style-name="Standard">level three gnome cleric </text:p>
      <text:p text:style-name="Standard"/>
      <text:p text:style-name="Standard">heading north and see cart tracks<text:line-break/><text:line-break/>action</text:p>
      <text:p text:style-name="Standard">bonus action</text:p>
      <text:p text:style-name="Standard">movement</text:p>
      <text:p text:style-name="Standard"/>
      <text:p text:style-name="Standard">Qiver of exceptional arrows</text:p>
      <text:p text:style-name="Standard">10+1 arrows </text:p>
      <text:p text:style-name="Standard"/>
      <text:p text:style-name="Standard">Longswords shortsword of pelore </text:p>
      <text:p text:style-name="Standard">+1 sword<text:line-break/><text:line-break/>Cloak of elven kind- </text:p>
      <text:p text:style-name="Standard"/>
      <text:p text:style-name="Standard">Dagger of stuff. 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2-06-06T16:46:56.16</meta:creation-date>
    <meta:document-statistic meta:table-count="0" meta:image-count="0" meta:object-count="0" meta:page-count="1" meta:paragraph-count="12" meta:word-count="53" meta:character-count="313"/>
    <dc:date>2022-06-12T13:11:16.52</dc:date>
    <dc:creator>Blake Stanger</dc:creator>
    <meta:editing-duration>P2DT44M34S</meta:editing-duration>
    <meta:editing-cycles>1</meta:editing-cycles>
    <meta:generator>OpenOffice/4.1.11$Win32 OpenOffice.org_project/4111m1$Build-9808</meta:generator>
  </office:meta>
</office:document-meta>
</file>